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A00000B5E00000DA5977D977A8C707112.wmf" manifest:media-type="image/x-wm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text-align="end" style:justify-single-word="false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/>
      <style:text-properties fo:color="#000000" style:font-name="Calibri" fo:font-size="11pt" fo:language="en" fo:country="none" style:text-underline-style="none" fo:font-weight="normal" style:font-size-asian="11pt" style:font-weight-asian="normal"/>
    </style:style>
    <style:style style:name="P5" style:family="paragraph" style:parent-style-name="Standard">
      <style:text-properties style:font-name="Calibri1" fo:font-size="11pt" officeooo:rsid="00059b37" officeooo:paragraph-rsid="00059b37" style:font-size-asian="11pt" style:font-size-complex="11pt"/>
    </style:style>
    <style:style style:name="P6" style:family="paragraph" style:parent-style-name="Standard">
      <style:paragraph-properties fo:line-height="100%"/>
      <style:text-properties style:font-name="Calibri1" fo:font-size="11pt" officeooo:rsid="00059b37" officeooo:paragraph-rsid="00059b37" style:font-size-asian="11pt" style:font-size-complex="11pt"/>
    </style:style>
    <style:style style:name="P7" style:family="paragraph" style:parent-style-name="Standard">
      <style:paragraph-properties fo:line-height="100%"/>
      <style:text-properties style:font-name="Calibri1" fo:font-size="11pt" officeooo:rsid="00059b37" officeooo:paragraph-rsid="000710a3" style:font-size-asian="11pt" style:font-size-complex="11pt"/>
    </style:style>
    <style:style style:name="P8" style:family="paragraph" style:parent-style-name="Standard">
      <style:text-properties style:font-name="Calibri1" fo:font-size="11pt" officeooo:rsid="00059b37" officeooo:paragraph-rsid="000710a3" style:font-size-asian="11pt" style:font-size-complex="11pt"/>
    </style:style>
    <style:style style:name="P9" style:family="paragraph" style:parent-style-name="Standard">
      <style:text-properties style:font-name="Calibri1" fo:font-size="11pt" officeooo:rsid="000710a3" officeooo:paragraph-rsid="000710a3" style:font-size-asian="11pt" style:font-size-complex="11pt"/>
    </style:style>
    <style:style style:name="P10" style:family="paragraph" style:parent-style-name="Standard">
      <style:text-properties style:font-name="Calibri1" fo:font-size="11pt" officeooo:rsid="0007671a" officeooo:paragraph-rsid="0007671a" style:font-size-asian="11pt" style:font-size-complex="11pt"/>
    </style:style>
    <style:style style:name="P11" style:family="paragraph" style:parent-style-name="Standard">
      <style:paragraph-properties fo:line-height="100%"/>
      <style:text-properties style:font-name="Calibri1" fo:font-size="11pt" fo:font-style="italic" officeooo:rsid="00059b37" officeooo:paragraph-rsid="00059b37" style:font-size-asian="11pt" style:font-style-asian="italic" style:font-size-complex="11pt" style:font-style-complex="italic"/>
    </style:style>
    <style:style style:name="P12" style:family="paragraph" style:parent-style-name="Standard">
      <style:text-properties style:font-name="Calibri1" fo:font-size="11pt" fo:font-style="italic" officeooo:rsid="00059b37" officeooo:paragraph-rsid="00059b37" style:font-size-asian="11pt" style:font-style-asian="italic" style:font-size-complex="11pt" style:font-style-complex="italic"/>
    </style:style>
    <style:style style:name="P13" style:family="paragraph" style:parent-style-name="Standard">
      <style:text-properties style:font-name="Arial1" fo:font-size="11pt" officeooo:rsid="0007671a" officeooo:paragraph-rsid="0007671a" style:font-size-asian="11pt" style:font-size-complex="11pt"/>
    </style:style>
    <style:style style:name="P14" style:family="paragraph" style:parent-style-name="Standard">
      <style:text-properties style:font-name="Arial1" fo:font-size="11pt" style:text-underline-style="none" fo:font-weight="normal" officeooo:rsid="0007671a" officeooo:paragraph-rsid="0007671a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Arial1" fo:font-size="13pt" style:text-underline-style="solid" style:text-underline-width="auto" style:text-underline-color="font-color" fo:font-weight="bold" officeooo:rsid="0007671a" officeooo:paragraph-rsid="0007671a" style:font-size-asian="13pt" style:font-weight-asian="bold" style:font-size-complex="13pt" style:font-weight-complex="bold"/>
    </style:style>
    <style:style style:name="P16" style:family="paragraph" style:parent-style-name="Standard">
      <style:paragraph-properties fo:margin-top="0in" fo:margin-bottom="0.139in" loext:contextual-spacing="false" fo:line-height="115%"/>
    </style:style>
    <style:style style:name="P17" style:family="paragraph" style:parent-style-name="Standard">
      <style:paragraph-properties fo:margin-top="0in" fo:margin-bottom="0.139in" loext:contextual-spacing="false" fo:line-height="115%" fo:text-align="end" style:justify-single-word="false"/>
      <style:text-properties officeooo:paragraph-rsid="00059b37"/>
    </style:style>
    <style:style style:name="P18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officeooo:paragraph-rsid="00059b37"/>
    </style:style>
    <style:style style:name="P19" style:family="paragraph" style:parent-style-name="Standard">
      <style:paragraph-properties fo:margin-left="0.5in" fo:margin-right="0in" fo:line-height="100%" fo:text-align="end" style:justify-single-word="false" fo:text-indent="0in" style:auto-text-indent="false"/>
      <style:text-properties fo:color="#000000" style:font-name="Calibri" fo:font-size="11pt" fo:language="en" fo:country="none" style:text-underline-style="none" fo:font-weight="normal" style:font-size-asian="11pt" style:font-weight-asian="normal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alibri" fo:font-size="11pt" fo:language="en" fo:country="none" officeooo:rsid="00059b37" officeooo:paragraph-rsid="00059b37" style:font-size-asian="11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alibri" fo:font-size="11pt" fo:language="en" fo:country="none" officeooo:rsid="00059b37" officeooo:paragraph-rsid="000710a3" style:font-size-asian="11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alibri" fo:font-size="11pt" fo:language="en" fo:country="none" officeooo:rsid="00059b37" officeooo:paragraph-rsid="000710a3" style:font-size-asian="11pt" style:font-size-complex="11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alibri" fo:font-size="11pt" fo:language="en" fo:country="none" fo:font-style="italic" officeooo:rsid="00059b37" officeooo:paragraph-rsid="00059b37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top="0.0098in" fo:margin-bottom="0in" loext:contextual-spacing="false" fo:line-height="100%"/>
    </style:style>
    <style:style style:name="P25" style:family="paragraph" style:parent-style-name="Standard">
      <style:paragraph-properties fo:margin-top="0.0098in" fo:margin-bottom="0in" loext:contextual-spacing="false" fo:line-height="100%"/>
      <style:text-properties officeooo:paragraph-rsid="0007671a"/>
    </style:style>
    <style:style style:name="P26" style:family="paragraph" style:parent-style-name="Standard">
      <style:paragraph-properties fo:margin-top="0.0098in" fo:margin-bottom="0in" loext:contextual-spacing="false" fo:line-height="100%"/>
      <style:text-properties style:font-name="Calibri" fo:font-size="11pt" fo:language="en" fo:country="none" style:text-underline-style="none" fo:font-weight="normal" style:font-size-asian="11pt" style:font-weight-asian="normal"/>
    </style:style>
    <style:style style:name="P27" style:family="paragraph" style:parent-style-name="Standard">
      <style:paragraph-properties fo:margin-top="0.0098in" fo:margin-bottom="0in" loext:contextual-spacing="false" fo:line-height="100%"/>
      <style:text-properties style:font-name="Calibri" fo:font-size="11pt" fo:language="en" fo:country="none" style:text-underline-style="none" fo:font-weight="normal" officeooo:rsid="0007671a" officeooo:paragraph-rsid="0007671a" style:font-size-asian="11pt" style:font-weight-asian="normal"/>
    </style:style>
    <style:style style:name="T1" style:family="text">
      <style:text-properties style:font-name="Calibri" fo:font-size="11pt" fo:language="en" fo:country="none" style:text-underline-style="none" fo:font-weight="normal" style:font-size-asian="11pt" style:font-weight-asian="normal"/>
    </style:style>
    <style:style style:name="T2" style:family="text">
      <style:text-properties style:font-name="Calibri" fo:font-size="11pt" fo:language="en" fo:country="none" style:text-underline-style="none" fo:font-weight="normal" officeooo:rsid="0007671a" style:font-size-asian="11pt" style:font-weight-asian="normal"/>
    </style:style>
    <style:style style:name="T3" style:family="text">
      <style:text-properties style:font-name="Calibri" fo:font-size="11pt" fo:language="en" fo:country="none" style:text-underline-style="none" fo:font-weight="bold" officeooo:rsid="0007671a" style:font-size-asian="11pt" style:font-weight-asian="bold" style:font-weight-complex="bold"/>
    </style:style>
    <style:style style:name="T4" style:family="text">
      <style:text-properties style:font-name="Arial" fo:font-size="12pt" fo:language="en" fo:country="none" fo:font-weight="bold" style:font-size-asian="12pt" style:font-weight-asian="bold"/>
    </style:style>
    <style:style style:name="T5" style:family="text">
      <style:text-properties style:font-name="Arial" fo:font-size="12pt" fo:language="en" fo:country="none" style:text-underline-style="solid" style:text-underline-width="auto" style:text-underline-color="font-color" fo:font-weight="bold" style:font-size-asian="12pt" style:font-weight-asian="bold"/>
    </style:style>
    <style:style style:name="T6" style:family="text">
      <style:text-properties style:font-name="Arial" fo:font-size="12pt" fo:language="en" fo:country="none" style:text-underline-style="none" fo:font-weight="normal" style:font-size-asian="12pt" style:font-weight-asian="normal"/>
    </style:style>
    <style:style style:name="T7" style:family="text">
      <style:text-properties style:font-name="Arial" fo:font-size="12pt" fo:language="en" fo:country="none" style:text-underline-style="none" style:font-size-asian="12pt"/>
    </style:style>
    <style:style style:name="T8" style:family="text">
      <style:text-properties style:font-name="Arial" fo:font-size="12pt" fo:language="en" fo:country="none" style:font-size-asian="12pt"/>
    </style:style>
    <style:style style:name="T9" style:family="text">
      <style:text-properties style:font-name="Arial" fo:font-size="11pt" fo:language="en" fo:country="none" style:text-underline-style="none" fo:font-weight="bold" style:font-size-asian="11pt" style:font-weight-asian="bold"/>
    </style:style>
    <style:style style:name="T10" style:family="text">
      <style:text-properties style:font-name="Arial" fo:font-size="11pt" fo:language="en" fo:country="none" style:text-underline-style="none" fo:font-weight="bold" officeooo:rsid="0007671a" style:font-size-asian="11pt" style:font-weight-asian="bold"/>
    </style:style>
    <style:style style:name="T11" style:family="text">
      <style:text-properties style:font-name="Arial" fo:font-size="11pt" fo:language="en" fo:country="none" style:text-underline-style="none" fo:font-weight="normal" style:font-size-asian="11pt" style:font-weight-asian="normal"/>
    </style:style>
    <style:style style:name="T12" style:family="text">
      <style:text-properties style:font-name="Arial" fo:font-size="11pt" fo:language="en" fo:country="none" style:text-underline-style="none" fo:font-weight="normal" officeooo:rsid="0007671a" style:font-size-asian="11pt" style:font-weight-asian="normal"/>
    </style:style>
    <style:style style:name="T13" style:family="text">
      <style:text-properties fo:language="en" fo:country="none"/>
    </style:style>
    <style:style style:name="T14" style:family="text">
      <style:text-properties fo:language="en" fo:country="none" fo:font-weight="normal" style:font-weight-asian="normal" style:font-weight-complex="normal"/>
    </style:style>
    <style:style style:name="T15" style:family="text">
      <style:text-properties fo:language="en" fo:country="none" style:text-underline-style="none" fo:font-weight="normal" style:font-weight-asian="normal" style:font-weight-complex="normal"/>
    </style:style>
    <style:style style:name="T16" style:family="text">
      <style:text-properties fo:color="#0000ff" style:font-name="Arial" fo:font-size="12pt" fo:language="en" fo:country="none" style:text-underline-style="solid" style:text-underline-width="auto" style:text-underline-color="font-color" fo:font-weight="bold" style:font-size-asian="12pt" style:font-weight-asian="bold"/>
    </style:style>
    <style:style style:name="T17" style:family="text">
      <style:text-properties fo:color="#000000" style:font-name="Arial" fo:font-size="12pt" fo:language="en" fo:country="none" style:text-underline-style="solid" style:text-underline-width="auto" style:text-underline-color="font-color" fo:font-weight="bold" style:font-size-asian="12pt" style:font-weight-asian="bold"/>
    </style:style>
    <style:style style:name="T18" style:family="text">
      <style:text-properties fo:color="#000000" style:font-name="Arial" fo:font-size="11pt" fo:language="en" fo:country="none" style:text-underline-style="none" fo:font-weight="bold" style:font-size-asian="11pt" style:font-weight-asian="bold"/>
    </style:style>
    <style:style style:name="T19" style:family="text">
      <style:text-properties fo:color="#000000" style:font-name="Arial" fo:font-size="11pt" fo:language="en" fo:country="none" style:text-underline-style="none" fo:font-weight="normal" style:font-size-asian="11pt" style:font-weight-asian="normal"/>
    </style:style>
    <style:style style:name="T20" style:family="text">
      <style:text-properties officeooo:rsid="00059b37"/>
    </style:style>
    <style:style style:name="T21" style:family="text">
      <style:text-properties officeooo:rsid="000710a3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0710a3" style:font-style-asian="italic" style:font-style-complex="italic"/>
    </style:style>
    <style:style style:name="T24" style:family="text">
      <style:text-properties fo:font-size="12pt" fo:language="en" fo:country="none" style:font-size-asian="12pt"/>
    </style:style>
    <style:style style:name="T25" style:family="text">
      <style:text-properties fo:font-size="12pt" fo:language="en" fo:country="none" style:text-underline-style="solid" style:text-underline-width="auto" style:text-underline-color="font-color" fo:font-weight="bold" style:font-size-asian="12pt" style:font-weight-asian="bold"/>
    </style:style>
    <style:style style:name="T26" style:family="text">
      <style:text-properties fo:font-size="12pt" fo:language="en" fo:country="none" style:text-underline-style="none" fo:font-weight="normal" style:font-size-asian="12pt" style:font-weight-asian="normal"/>
    </style:style>
    <style:style style:name="T27" style:family="text">
      <style:text-properties officeooo:rsid="0007671a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font-name="Arial1" fo:font-size="12pt" fo:language="en" fo:country="none" style:font-size-asian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age1" text:anchor-type="as-char" svg:width="1.0902in" svg:height="1.3098in" draw:z-index="0"><draw:image xlink:href="Pictures/2000000A00000B5E00000DA5977D977A8C707112.wmf" xlink:type="simple" xlink:show="embed" xlink:actuate="onLoad"/></draw:frame></text:p>
      <text:p text:style-name="P17"><text:span text:style-name="T4">Contact:Sarah Wilson</text:span></text:p>
      <text:p text:style-name="P2"><text:span text:style-name="T16">bswilson.sw@gmail.com</text:span></text:p>
      <text:p text:style-name="P16"><text:span text:style-name="T17">TECHNICAL SKILLS <text:s text:c="103"/></text:span></text:p>
      <text:p text:style-name="P1"><text:span text:style-name="T18">Development <text:s text:c="71"/>Software</text:span></text:p>
      <text:p text:style-name="P3"><text:span text:style-name="T19">Proficient in: C#, HTML, CSS, <text:s text:c="37"/>Visual Studios 2015, <text:s/></text:span></text:p>
      <text:p text:style-name="P3"><text:span text:style-name="T19">SQL, MVC with Razor, N-Tier <text:s text:c="35"/>SQL Server, QuickBooks</text:span></text:p>
      <text:p text:style-name="P3"><text:span text:style-name="T19"><text:s/>Architecture, JavaScript, <text:tab/><text:tab/><text:tab/><text:tab/>and MS Office Suite </text:span></text:p>
      <text:p text:style-name="P19"/>
      <text:p text:style-name="P1"><text:span text:style-name="T18">Professional Skills</text:span></text:p>
      <text:p text:style-name="P3"><text:span text:style-name="T19">Problem Solving, Communication, Data Entry, </text:span></text:p>
      <text:p text:style-name="P3"><text:span text:style-name="T19">Works well in Teams, Follows Directions, Administrative Support Work</text:span></text:p>
      <text:p text:style-name="P4"/>
      <text:p text:style-name="P16"><text:span text:style-name="T17">PROFESSIONAL EXPERIENCE <text:s text:c="85"/></text:span></text:p>
      <text:p text:style-name="P23">Harmony Cafe and Coffee Shop<text:tab/><text:tab/><text:tab/><text:tab/><text:tab/><text:tab/><text:tab/><text:tab/> Monroe City, MO</text:p>
      <text:p text:style-name="P23">Co-Owner<text:tab/><text:tab/><text:tab/><text:tab/><text:tab/><text:tab/><text:tab/><text:tab/><text:tab/><text:tab/> 09/2015 - 3/2017</text:p>
      <text:p text:style-name="P20">Day to day operation of the Restaurant.</text:p>
      <text:p text:style-name="P20">Customer Relations</text:p>
      <text:p text:style-name="P20">Marketing and Social Medial Personal Relations</text:p>
      <text:p text:style-name="P20">Management and Scheduling of Multiple Employees</text:p>
      <text:p text:style-name="P20">Ordering of Supplies and Deliveries</text:p>
      <text:p text:style-name="Standard"/>
      <text:p text:style-name="P11">Christian Ambiance <text:s/><text:tab/><text:tab/><text:tab/><text:tab/><text:tab/><text:tab/><text:tab/><text:tab/><text:tab/>Hannibal , MO</text:p>
      <text:p text:style-name="P7"><text:span text:style-name="T22">Waitress/</text:span><text:span text:style-name="T23">Volunteer</text:span><text:span text:style-name="T22"> <text:tab/><text:tab/><text:tab/><text:tab/><text:tab/><text:tab/><text:tab/><text:tab/><text:tab/>04/2014 -09/2015</text:span> </text:p>
      <text:p text:style-name="P6">Waited on Customers</text:p>
      <text:p text:style-name="P6">Day to day operations of restaurant</text:p>
      <text:p text:style-name="P6">Janitor duties</text:p>
      <text:p text:style-name="P12"/>
      <text:p text:style-name="P12">GPS Ministries <text:tab/><text:tab/><text:tab/><text:tab/><text:tab/><text:tab/><text:tab/><text:tab/><text:tab/><text:tab/>Quincy , IL</text:p>
      <text:p text:style-name="P12"><text:span text:style-name="T21">Administrative</text:span> Assistant<text:tab/><text:tab/><text:tab/><text:tab/><text:tab/><text:tab/><text:tab/><text:tab/> <text:tab/>11/2013 - 08/2014</text:p>
      <text:p text:style-name="P8">Assisted the CEO with anything that she needed help with</text:p>
      <text:p text:style-name="P8"><text:s/><text:span text:style-name="T21">Grant writing</text:span> </text:p>
      <text:p text:style-name="P21">Marketing and Social Medial Personal Relations</text:p>
      <text:p text:style-name="P22">Management and Scheduling of Multiple Employees</text:p>
      <text:p text:style-name="P9"><text:span text:style-name="T20">data entr</text:span>y</text:p>
      <text:p text:style-name="P9"><text:span text:style-name="T20">scheduling <text:s/></text:span>&amp; p<text:span text:style-name="T20">ublic relations</text:span></text:p>
      <text:p text:style-name="P8">responsible for keeping the social medial sites up to date</text:p>
      <text:p text:style-name="P8"/>
      <text:p text:style-name="P8"/>
      <text:p text:style-name="P5"/>
      <text:p text:style-name="P13"><text:soft-page-break/><text:span text:style-name="T25">EDUCATION</text:span></text:p>
      <text:p text:style-name="P1"><text:span text:style-name="T9">201</text:span><text:span text:style-name="T10">7</text:span><text:span text:style-name="T9"> Onshore C# Bootcamp <text:s text:c="11"/></text:span><text:span text:style-name="T11">Macon, MO <text:s text:c="19"/></text:span><text:span text:style-name="T12">July </text:span><text:span text:style-name="T11">201</text:span><text:span text:style-name="T12">7 </text:span><text:span text:style-name="T11">– </text:span><text:span text:style-name="T12">September</text:span><text:span text:style-name="T11"> 201</text:span><text:span text:style-name="T12">7</text:span></text:p>
      <text:p text:style-name="P24"><text:span text:style-name="T1">Completed 8 week high paced course with focus on C# programming with instruction and practical application. <text:s/>Utilized MVC, as well as SQL, to complete fully functional web applications in an expedited time frame.</text:span></text:p>
      <text:p text:style-name="P26"/>
      <text:p text:style-name="P25"><text:span text:style-name="T3">1994 </text:span><text:span text:style-name="T28">Missouri Valley College</text:span><text:tab/><text:tab/> Marshall, MO<text:tab/><text:tab/><text:tab/><text:span text:style-name="T27">January 1994</text:span></text:p>
      <text:p text:style-name="P27"><text:tab/>Associates Major: Chemical Technology/Technician </text:p>
      <text:p text:style-name="P26"/>
      <text:p text:style-name="P26"/>
      <text:p text:style-name="P26"/>
      <text:p text:style-name="P16"><text:span text:style-name="T10">1993</text:span><text:span text:style-name="T9"> Macon R-1 Macon, MO <text:s text:c="12"/></text:span><text:span text:style-name="T11">High School Diploma</text:span></text:p>
      <text:p text:style-name="P10"><text:span text:style-name="T6"/></text:p>
      <text:p text:style-name="P10"><text:span text:style-name="T6"/></text:p>
      <text:p text:style-name="P15"><text:span text:style-name="T13">Licenses/Certifications </text:span></text:p>
      <text:p text:style-name="P15"><text:span text:style-name="T13"/></text:p>
      <text:p text:style-name="P14"><text:span text:style-name="T13">Missouri Association of Workforce Development Ready to Work <text:tab/><text:tab/><text:tab/><text:tab/>2017</text:span></text:p>
      <text:p text:style-name="P14"><text:span text:style-name="T13">Cosmetology &amp; Barber <text:tab/><text:tab/><text:tab/><text:tab/><text:tab/><text:tab/><text:tab/><text:tab/><text:tab/>2001</text:span></text:p>
      <text:p text:style-name="P14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08:41:02.524000000</meta:creation-date>
    <dc:date>2017-09-15T09:10:58.932000000</dc:date>
    <meta:editing-duration>PT9M13S</meta:editing-duration>
    <meta:editing-cycles>1</meta:editing-cycles>
    <meta:document-statistic meta:table-count="0" meta:image-count="1" meta:object-count="0" meta:page-count="2" meta:paragraph-count="42" meta:word-count="232" meta:character-count="2095" meta:non-whitespace-character-count="1438"/>
    <meta:generator>LibreOffice/5.3.4.2$Windows_X86_64 LibreOffice_project/f82d347ccc0be322489bf7da61d7e4ad13fe2ff3</meta:generator>
  </office:meta>
</office:document-meta>
</file>